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Argument.LDAPArgument( String name , String value , String opcod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Argument.setOpcode( String new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setMetaData( String new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LDAPArgument( String name , String value , String 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Argument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getOp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.LD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Argu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